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2"><text:s text:c="2"/><text:span text:style-name="T1">This implementation specific to Arduino Mini-Pro 328 running at 3.3V</text:span></text:p>
      <text:p text:style-name="P2"><text:s text:c="2"/><text:span text:style-name="T1">and used with a NOKIA 5110 Craphic LCD.</text:span></text:p>
      <text:p text:style-name="P3"/>
      <text:p text:style-name="P2"><text:s text:c="2"/><text:span text:style-name="T1">Built under Arduino 1.0.5</text:span></text:p>
      <text:p text:style-name="P1">*/</text:p>
      <text:p text:style-name="P3"/>
      <text:p text:style-name="P1">#include &lt;EEPROM.h&gt;</text:p>
      <text:p text:style-name="P1">#include &lt;Streaming.h&gt;</text:p>
      <text:p text:style-name="P1">#include "Defines.h" <text:s text:c="15"/>// Nokia 5110 LCD pin usage as controlled by "ScrnFuncts.ino"</text:p>
      <text:p text:style-name="P3"/>
      <text:p text:style-name="P1">// constants</text:p>
      <text:p text:style-name="P1">const int <text:s/>BAUD <text:s text:c="11"/>= 9600; <text:s/>// any standard serial value: 300 - 115200</text:p>
      <text:p text:style-name="P1">const int <text:s/>EEaddr <text:s text:c="9"/>= 0; <text:s text:c="4"/>// EEPROM address for storing WPM</text:p>
      <text:p text:style-name="P1">const int <text:s/>EEaddr1 <text:s text:c="8"/>= 2; <text:s text:c="4"/>// EEPROM address for LCD address</text:p>
      <text:p text:style-name="P1">// Arduino 328P pins (not physical)</text:p>
      <text:p text:style-name="P3"/>
      <text:p text:style-name="P1">const byte ContrastPin <text:s text:c="4"/>= 8; <text:s text:c="4"/>// D8 low activates the Contrast adjustment</text:p>
      <text:p text:style-name="P3"/>
      <text:p text:style-name="P1">// global prog variables</text:p>
      <text:p text:style-name="P3"/>
      <text:p text:style-name="P1">byte nRow; <text:s text:c="25"/>// line count <text:s text:c="5"/>(0-5 for NOKIA LCD)</text:p>
      <text:p text:style-name="P1">byte nColumn; <text:s text:c="22"/>// character count (0-11 for NOKIA LCD)</text:p>
      <text:p text:style-name="P1">byte NOKIAcontrast; <text:s text:c="16"/>// LCD initialization contrast values B0 thru BF</text:p>
      <text:p text:style-name="P3"/>
      <text:p text:style-name="P1">char temp;</text:p>
      <text:p text:style-name="P3"/>
      <text:p text:style-name="P1">// Character array pointers</text:p>
      <text:p text:style-name="P1">char* PROGMEM msg0[] <text:s text:c="6"/>= {"TerminalTest(C)2014 by <text:s/>M. Burnette <text:s text:c="24"/>Ver 0.000000"}; // 72 characters == full screen</text:p>
      <text:p text:style-name="P1">char* PROGMEM msg1[] <text:s text:c="6"/>= {"The quick <text:s text:c="2"/>Brown Fox <text:s text:c="2"/>Jumps over <text:s/>The Lazy DogBack <text:s text:c="7"/>Press ENTER "};</text:p>
      <text:p text:style-name="P1">char* PROGMEM BlankLine[] <text:s/>= {" <text:s text:c="11"/>"}; <text:s/>// Nokia 12 x 6 (84 * 48)</text:p>
      <text:p text:style-name="P3"/>
      <text:p text:style-name="P3"/>
      <text:p text:style-name="P1">void setup(void)</text:p>
      <text:p text:style-name="P2"><text:s text:c="2"/><text:span text:style-name="T1">{ </text:span></text:p>
      <text:p text:style-name="P3"/>
      <text:p text:style-name="P2"><text:s text:c="4"/><text:span text:style-name="T1">pinMode(ContrastPin, INPUT);</text:span></text:p>
      <text:p text:style-name="P2"><text:s text:c="4"/><text:span text:style-name="T1">digitalWrite(ContrastPin, HIGH); // activate internal pullup resistor</text:span></text:p>
      <text:p text:style-name="P3"/>
      <text:p text:style-name="P3"/>
      <text:p text:style-name="P2"><text:s text:c="4"/><text:span text:style-name="T1">Serial.begin(BAUD);</text:span></text:p>
      <text:p text:style-name="P2"><text:s text:c="4"/><text:span text:style-name="T1">Serial &lt;&lt; (F("(c) 2013 - 2014 by M. R. Burnette")) &lt;&lt; endl;</text:span></text:p>
      <text:p text:style-name="P2"><text:s text:c="4"/><text:span text:style-name="T1">Serial &lt;&lt; (F("Free RAM available: ")) ;</text:span></text:p>
      <text:p text:style-name="P2"><text:s text:c="4"/><text:span text:style-name="T1">Serial &lt;&lt; freeRam() &lt;&lt; endl;</text:span></text:p>
      <text:p text:style-name="P2"><text:s text:c="4"/><text:span text:style-name="T1">Serial &lt;&lt; (F("Version 0.20140126")) &lt;&lt; endl;</text:span></text:p>
      <text:p text:style-name="P2"><text:s text:c="4"/><text:span text:style-name="T1">ReStart: <text:s/>// Come back here if LCD contract is changed</text:span></text:p>
      <text:p text:style-name="P2"><text:s text:c="4"/><text:span text:style-name="T1">// Read the EEPROM to determine if display is using a custom contrast value</text:span></text:p>
      <text:p text:style-name="P2"><text:s text:c="4"/><text:span text:style-name="T1">NOKIAcontrast = EEPROM.read(EEaddr1);</text:span></text:p>
      <text:p text:style-name="P2"><text:s text:c="4"/><text:span text:style-name="T1">// Set the Nokia LCD Contrast to default or reset if EEPROM is corrupt or set to new value</text:span></text:p>
      <text:p text:style-name="P2"><text:s text:c="4"/><text:span text:style-name="T1">if (NOKIAcontrast <text:s/>&lt; 0xB0 || NOKIAcontrast &gt; 0xBF) NOKIAcontrast = 0xB2;</text:span></text:p>
      <text:p text:style-name="P2"><text:s text:c="4"/><text:span text:style-name="T1">// LCD</text:span></text:p>
      <text:p text:style-name="P2"><text:s text:c="4"/><text:span text:style-name="T1">LcdInitialise();</text:span></text:p>
      <text:p text:style-name="P2"><text:s text:c="4"/><text:span text:style-name="T1">LcdClear();</text:span></text:p>
      <text:p text:style-name="P2"><text:s text:c="4"/><text:span text:style-name="T1">LcdString(*msg0);</text:span></text:p>
      <text:p text:style-name="P2"><text:s text:c="4"/><text:span text:style-name="T1">delay(2000);</text:span></text:p>
      <text:p text:style-name="P2"><text:s text:c="4"/><text:span text:style-name="T1">if (!digitalRead(ContrastPin)) {</text:span></text:p>
      <text:p text:style-name="P2"><text:s text:c="8"/><text:span text:style-name="T1">NOKIAcontrast++;</text:span></text:p>
      <text:p text:style-name="P2"><text:s text:c="8"/><text:span text:style-name="T1">if (NOKIAcontrast &gt; 0xBF) NOKIAcontrast = 0xB0;</text:span></text:p>
      <text:p text:style-name="P2"><text:s text:c="8"/><text:span text:style-name="T1">EEPROM.write(EEaddr1, NOKIAcontrast);</text:span></text:p>
      <text:p text:style-name="P2"><text:soft-page-break/><text:s text:c="8"/><text:span text:style-name="T1">goto ReStart;</text:span></text:p>
      <text:p text:style-name="P2"><text:s text:c="4"/><text:span text:style-name="T1">}</text:span></text:p>
      <text:p text:style-name="P2"><text:s text:c="4"/><text:span text:style-name="T1">// Set WPM default and write to EEPROM IF Morse Key is closed at this point...</text:span></text:p>
      <text:p text:style-name="P3"/>
      <text:p text:style-name="P2"><text:s text:c="4"/><text:span text:style-name="T1">LcdClear(); delay(500); nRow = 1;</text:span></text:p>
      <text:p text:style-name="P2"><text:s text:c="4"/><text:span text:style-name="T1">LcdString(*msg1);</text:span></text:p>
      <text:p text:style-name="P2"><text:s text:c="4"/><text:span text:style-name="T1">nRow = 0; nColumn = 0;</text:span></text:p>
      <text:p text:style-name="P2"><text:s text:c="4"/><text:span text:style-name="T1">gotoXY(nColumn, nRow);</text:span></text:p>
      <text:p text:style-name="P2"><text:s text:c="4"/><text:span text:style-name="T1">do {} while (Serial.available() == 0) ;</text:span></text:p>
      <text:p text:style-name="P2"><text:s text:c="4"/><text:span text:style-name="T1">LcdClear(); <text:s/>// nRow = 0; nColumn = 0 done by function LcdClear()</text:span></text:p>
      <text:p text:style-name="P1">}</text:p>
      <text:p text:style-name="P3"/>
      <text:p text:style-name="P3"/>
      <text:p text:style-name="P1">void loop(void)</text:p>
      <text:p text:style-name="P1">{</text:p>
      <text:p text:style-name="P2"><text:s text:c="4"/><text:span text:style-name="T1">if (Serial.available() &gt; 0)</text:span></text:p>
      <text:p text:style-name="P2"><text:s text:c="4"/><text:span text:style-name="T1">{</text:span></text:p>
      <text:p text:style-name="P2"><text:s text:c="6"/><text:span text:style-name="T1">char temp = Serial.read();</text:span></text:p>
      <text:p text:style-name="P2"><text:s text:c="6"/><text:span text:style-name="T1">Serial &lt;&lt; temp; <text:s/>// for diagnostic and Arduino term echo</text:span></text:p>
      <text:p text:style-name="P2"><text:s text:c="6"/><text:span text:style-name="T1">switch (temp)</text:span></text:p>
      <text:p text:style-name="P2"><text:s text:c="8"/><text:span text:style-name="T1">{</text:span></text:p>
      <text:p text:style-name="P2"><text:s text:c="10"/><text:span text:style-name="T1">case '\n' :</text:span></text:p>
      <text:p text:style-name="P2"><text:s text:c="12"/><text:span text:style-name="T1">++nRow; nColumn = 0;</text:span></text:p>
      <text:p text:style-name="P2"><text:s text:c="12"/><text:span text:style-name="T1">if (nRow == 6) nRow = 0;</text:span></text:p>
      <text:p text:style-name="P2"><text:s text:c="12"/><text:span text:style-name="T1">LcdString(BlankLine[0]); <text:s/>// clear line</text:span></text:p>
      <text:p text:style-name="P3"/>
      <text:p text:style-name="P2"><text:s text:c="10"/><text:span text:style-name="T1">case '\r' :</text:span></text:p>
      <text:p text:style-name="P2"><text:s text:c="12"/><text:span text:style-name="T1">++nRow; nColumn = 0;</text:span></text:p>
      <text:p text:style-name="P2"><text:s text:c="12"/><text:span text:style-name="T1">if (nRow == 6) nRow = 0;</text:span></text:p>
      <text:p text:style-name="P2"><text:s text:c="12"/><text:span text:style-name="T1">LcdString(BlankLine[0]); <text:s/>// clear line</text:span></text:p>
      <text:p text:style-name="P3"/>
      <text:p text:style-name="P2"><text:s text:c="10"/><text:span text:style-name="T1">default :</text:span></text:p>
      <text:p text:style-name="P2"><text:s text:c="12"/><text:span text:style-name="T1">gotoXY(nColumn, nRow);</text:span></text:p>
      <text:p text:style-name="P2"><text:s text:c="12"/><text:span text:style-name="T1">if (temp &gt; 31 &amp;&amp; temp &lt; 128) SendCharLCD(temp);</text:span></text:p>
      <text:p text:style-name="P2"><text:s text:c="12"/><text:span text:style-name="T1">if (nColumn == 0 ) LcdString(BlankLine[0]); <text:s/>// clear new line</text:span></text:p>
      <text:p text:style-name="P2"><text:s text:c="8"/><text:span text:style-name="T1">}</text:span></text:p>
      <text:p text:style-name="P2"><text:s text:c="4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es Hopkins</meta:initial-creator>
    <meta:creation-date>2019-05-17T04:06:05.38</meta:creation-date>
    <meta:document-statistic meta:table-count="0" meta:image-count="0" meta:object-count="0" meta:page-count="2" meta:paragraph-count="79" meta:word-count="438" meta:character-count="3143"/>
    <dc:date>2019-05-17T04:07:01.60</dc:date>
    <dc:creator>Charles Hopkins</dc:creator>
    <meta:editing-duration>PT58S</meta:editing-duration>
    <meta:editing-cycles>1</meta:editing-cycles>
    <meta:generator>OpenOffice/4.1.6$Win32 OpenOffice.org_project/416m1$Build-9790</meta:generator>
  </office:meta>
</office:document-meta>
</file>